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883" officeooo:paragraph-rsid="000df883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Arial" fo:font-size="9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000000" style:font-name="Arial" fo:font-size="9pt" fo:letter-spacing="normal" fo:font-style="normal" fo:font-weight="normal" officeooo:rsid="000df883" officeooo:paragraph-rsid="000df883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Arial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ing3 -V -c 1000000 -d 120 -S -w 64 -p 445 -s 445 --flood <text:s/>192.168.1.120</text:p>
      <text:p text:style-name="P3">--flood: sent packets as fast as possible. Don't show replies.</text:p>
      <text:list xml:id="list3037027760710875755" text:style-name="L1">
        <text:list-item>
          <text:p text:style-name="P4">--rand-dest: random destionation address mode. see the man.</text:p>
        </text:list-item>
        <text:list-item>
          <text:p text:style-name="P4">-V &lt;-- Verbose</text:p>
        </text:list-item>
        <text:list-item>
          <text:p text:style-name="P4">-c --count: packet count</text:p>
        </text:list-item>
        <text:list-item>
          <text:p text:style-name="P4">-d --data: data size</text:p>
        </text:list-item>
        <text:list-item>
          <text:p text:style-name="P4">-S --syn: set SYN flag</text:p>
        </text:list-item>
        <text:list-item>
          <text:p text:style-name="P4">-w --win: winsize (default 64)</text:p>
        </text:list-item>
        <text:list-item>
          <text:p text:style-name="P4">-p --destport [+][+]&lt;port&gt; destination port(default 0) ctrl+z inc/dec</text:p>
        </text:list-item>
        <text:list-item>
          <text:p text:style-name="P2">-s --baseport: base source port (default random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0:29:26.910611504</meta:creation-date>
    <dc:date>2016-09-20T10:30:13.596209491</dc:date>
    <meta:editing-duration>PT4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86" meta:character-count="429" meta:non-whitespace-character-count="369"/>
  </office:meta>
</office:document-meta>
</file>